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Lucida Console" svg:font-family="'Lucida Console'"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39in"/>
    </style:style>
    <style:style style:name="co3" style:family="table-column">
      <style:table-column-properties fo:break-before="auto" style:column-width="4.4681in"/>
    </style:style>
    <style:style style:name="co4" style:family="table-column">
      <style:table-column-properties fo:break-before="auto" style:column-width="1.1902in"/>
    </style:style>
    <style:style style:name="co5" style:family="table-column">
      <style:table-column-properties fo:break-before="auto" style:column-width="1.7807in"/>
    </style:style>
    <style:style style:name="co6" style:family="table-column">
      <style:table-column-properties fo:break-before="auto" style:column-width="1.3764in"/>
    </style:style>
    <style:style style:name="co7" style:family="table-column">
      <style:table-column-properties fo:break-before="auto" style:column-width="1.4091in"/>
    </style:style>
    <style:style style:name="co8" style:family="table-column">
      <style:table-column-properties fo:break-before="auto" style:column-width="3.3098in"/>
    </style:style>
    <style:style style:name="ro4"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1.419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Arial"/>
    </style:style>
    <style:style style:name="ce5" style:family="table-cell" style:parent-style-name="Default">
      <style:text-properties style:use-window-font-color="true" style:text-outline="false" style:text-line-through-style="none" style:font-name="Lucida Consol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T1" style:family="text">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ce2"/>
        <table:table-column table:style-name="co1" table:number-columns-repeated="2" table:default-cell-style-name="Default"/>
        <table:table-column table:style-name="co4" table:default-cell-style-name="Default"/>
        <table:table-column table:style-name="co1" table:number-columns-repeated="3" table:default-cell-style-name="Default"/>
        <table:table-row table:style-name="ro4">
          <table:table-cell office:value-type="string">
            <text:p>user_id</text:p>
          </table:table-cell>
          <table:table-cell office:value-type="string">
            <text:p>inv_id</text:p>
          </table:table-cell>
          <table:table-cell office:value-type="string">
            <text:p>name</text:p>
          </table:table-cell>
          <table:table-cell office:value-type="string">
            <text:p>inv_type</text:p>
          </table:table-cell>
          <table:table-cell table:style-name="Default" office:value-type="string">
            <text:p>description</text:p>
          </table:table-cell>
          <table:table-cell office:value-type="string">
            <text:p>manufacturer</text:p>
          </table:table-cell>
          <table:table-cell office:value-type="string">
            <text:p>price</text:p>
          </table:table-cell>
          <table:table-cell office:value-type="string">
            <text:p>count_per_package</text:p>
          </table:table-cell>
          <table:table-cell office:value-type="string">
            <text:p>size</text:p>
          </table:table-cell>
          <table:table-cell office:value-type="string">
            <text:p>picture_path</text:p>
          </table:table-cell>
          <table:table-cell office:value-type="string">
            <text:p>keywords</text:p>
          </table:table-cell>
        </table:table-row>
        <table:table-row table:style-name="ro2">
          <table:table-cell table:number-columns-repeated="2" office:value-type="float" office:value="1">
            <text:p>1</text:p>
          </table:table-cell>
          <table:table-cell office:value-type="string">
            <text:p>SB Crochet Hook</text:p>
          </table:table-cell>
          <table:table-cell office:value-type="string">
            <text:p>t</text:p>
          </table:table-cell>
          <table:table-cell table:style-name="ce1" office:value-type="string">
            <text:p>Susan Bates Silvalume Crochet Hook</text:p>
          </table:table-cell>
          <table:table-cell table:style-name="ce1"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2">
          <table:table-cell office:value-type="float" office:value="1">
            <text:p>1</text:p>
          </table:table-cell>
          <table:table-cell office:value-type="float" office:value="2">
            <text:p>2</text:p>
          </table:table-cell>
          <table:table-cell office:value-type="string">
            <text:p>Circular Needles</text:p>
          </table:table-cell>
          <table:table-cell office:value-type="string">
            <text:p>t</text:p>
          </table:table-cell>
          <table:table-cell table:style-name="ce1" office:value-type="string">
            <text:p>Takumi Bamboo Circular Knitting Needles 16" Size 8/5mm</text:p>
          </table:table-cell>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1">
            <text:p>1</text:p>
          </table:table-cell>
          <table:table-cell office:value-type="float" office:value="3">
            <text:p>3</text:p>
          </table:table-cell>
          <table:table-cell office:value-type="string">
            <text:p>LB Wool ease Chunky Yarn</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 “colorway Hudson's Bay”</text:p>
          </table:table-cell>
        </table:table-row>
        <table:table-row table:style-name="ro5">
          <table:table-cell office:value-type="float" office:value="1">
            <text:p>1</text:p>
          </table:table-cell>
          <table:table-cell office:value-type="float" office:value="4">
            <text:p>4</text:p>
          </table:table-cell>
          <table:table-cell office:value-type="string">
            <text:p>Patton Worsted Wool Dark Grey Mix</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row table:style-name="ro2">
          <table:table-cell office:value-type="float" office:value="2">
            <text:p>2</text:p>
          </table:table-cell>
          <table:table-cell office:value-type="float" office:value="5">
            <text:p>5</text:p>
          </table:table-cell>
          <table:table-cell office:value-type="string">
            <text:p>SB Crochet Hook</text:p>
          </table:table-cell>
          <table:table-cell office:value-type="string">
            <text:p>t</text:p>
          </table:table-cell>
          <table:table-cell table:style-name="ce1" office:value-type="string">
            <text:p>Susan Bates Silvalume Crochet Hook</text:p>
          </table:table-cell>
          <table:table-cell table:style-name="ce1"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4">
          <table:table-cell office:value-type="float" office:value="2">
            <text:p>2</text:p>
          </table:table-cell>
          <table:table-cell office:value-type="float" office:value="6">
            <text:p>6</text:p>
          </table:table-cell>
          <table:table-cell/>
          <table:table-cell office:value-type="string">
            <text:p>t</text:p>
          </table:table-cell>
          <table:table-cell table:style-name="Default"/>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2">
            <text:p>2</text:p>
          </table:table-cell>
          <table:table-cell office:value-type="float" office:value="7">
            <text:p>7</text:p>
          </table:table-cell>
          <table:table-cell office:value-type="string">
            <text:p>LB Wool ease Chunky Yarn</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text:p>
          </table:table-cell>
        </table:table-row>
        <table:table-row table:style-name="ro5">
          <table:table-cell office:value-type="float" office:value="2">
            <text:p>2</text:p>
          </table:table-cell>
          <table:table-cell office:value-type="float" office:value="8">
            <text:p>8</text:p>
          </table:table-cell>
          <table:table-cell office:value-type="string">
            <text:p>Patton Worsted Wool</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table:table-cell office:value-type="string">
            <text:p>“colorway dark grey mix ”, “worsted”, “wool”</text:p>
          </table:table-cell>
        </table:table-row>
        <table:table-row table:style-name="ro2">
          <table:table-cell office:value-type="float" office:value="3">
            <text:p>3</text:p>
          </table:table-cell>
          <table:table-cell office:value-type="float" office:value="9">
            <text:p>9</text:p>
          </table:table-cell>
          <table:table-cell office:value-type="string">
            <text:p>SB Crochet Hook</text:p>
          </table:table-cell>
          <table:table-cell office:value-type="string">
            <text:p>t</text:p>
          </table:table-cell>
          <table:table-cell table:style-name="ce1" office:value-type="string">
            <text:p>Susan Bates Silvalume Crochet Hook</text:p>
          </table:table-cell>
          <table:table-cell table:style-name="ce1"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2">
          <table:table-cell office:value-type="float" office:value="3">
            <text:p>3</text:p>
          </table:table-cell>
          <table:table-cell office:value-type="float" office:value="10">
            <text:p>10</text:p>
          </table:table-cell>
          <table:table-cell office:value-type="string">
            <text:p>Circular Needles</text:p>
          </table:table-cell>
          <table:table-cell office:value-type="string">
            <text:p>t</text:p>
          </table:table-cell>
          <table:table-cell table:style-name="ce1" office:value-type="string">
            <text:p>Takumi Bamboo Circular Knitting Needles 16" Size 8/5mm</text:p>
          </table:table-cell>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3">
            <text:p>3</text:p>
          </table:table-cell>
          <table:table-cell office:value-type="float" office:value="11">
            <text:p>11</text:p>
          </table:table-cell>
          <table:table-cell office:value-type="string">
            <text:p>LB Wool ease Chunky Yarn Hudson's Bay</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text:p>
          </table:table-cell>
        </table:table-row>
        <table:table-row table:style-name="ro5">
          <table:table-cell office:value-type="float" office:value="3">
            <text:p>3</text:p>
          </table:table-cell>
          <table:table-cell office:value-type="float" office:value="12">
            <text:p>12</text:p>
          </table:table-cell>
          <table:table-cell office:value-type="string">
            <text:p>Patton Worsted Wool Dark Grey Mix</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row table:style-name="ro5">
          <table:table-cell office:value-type="float" office:value="3">
            <text:p>3</text:p>
          </table:table-cell>
          <table:table-cell office:value-type="float" office:value="13">
            <text:p>13</text:p>
          </table:table-cell>
          <table:table-cell office:value-type="string">
            <text:p>Patton Worsted Wool Navy</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
      <table:table table:name="Sheet2" table:style-name="ta1" table:print="false">
        <table:table-column table:style-name="co1" table:default-cell-style-name="ce3"/>
        <table:table-column table:style-name="co1" table:number-columns-repeated="7" table:default-cell-style-name="ce4"/>
        <table:table-row table:style-name="ro6">
          <table:table-cell office:value-type="string">
            <text:p>user_id</text:p>
          </table:table-cell>
          <table:table-cell office:value-type="string">
            <text:p><text:s/>username</text:p>
          </table:table-cell>
          <table:table-cell office:value-type="string">
            <text:p>email</text:p>
          </table:table-cell>
          <table:table-cell office:value-type="string">
            <text:p>password</text:p>
          </table:table-cell>
          <table:table-cell office:value-type="string">
            <text:p>fname</text:p>
          </table:table-cell>
          <table:table-cell table:style-name="ce6" office:value-type="string">
            <text:p><text:span text:style-name="T1">lname</text:span></text:p>
          </table:table-cell>
          <table:table-cell table:number-columns-repeated="2"/>
        </table:table-row>
        <table:table-row table:style-name="ro2">
          <table:table-cell office:value-type="float" office:value="1">
            <text:p>1</text:p>
          </table:table-cell>
          <table:table-cell office:value-type="string">
            <text:p><text:s/>Lmcguire</text:p>
          </table:table-cell>
          <table:table-cell office:value-type="string">
            <text:p>lmcguire@yahoo.com</text:p>
          </table:table-cell>
          <table:table-cell table:style-name="ce5" office:value-type="string">
            <text:p>dG9@0cPhV#</text:p>
          </table:table-cell>
          <table:table-cell office:value-type="string">
            <text:p>Lindsay </text:p>
          </table:table-cell>
          <table:table-cell office:value-type="string">
            <text:p>Mcguire</text:p>
          </table:table-cell>
          <table:table-cell table:number-columns-repeated="2"/>
        </table:table-row>
        <table:table-row table:style-name="ro2">
          <table:table-cell office:value-type="float" office:value="2">
            <text:p>2</text:p>
          </table:table-cell>
          <table:table-cell office:value-type="string">
            <text:p>Ncole</text:p>
          </table:table-cell>
          <table:table-cell table:style-name="Default" office:value-type="string">
            <text:p><text:a xlink:href="mailto:ncole@charter.net">ncole@charter.net</text:a></text:p>
          </table:table-cell>
          <table:table-cell office:value-type="string">
            <text:p><text:s/>$z)pCylu1n</text:p>
          </table:table-cell>
          <table:table-cell office:value-type="string">
            <text:p>Nathan</text:p>
          </table:table-cell>
          <table:table-cell office:value-type="string">
            <text:p><text:s/>Cole</text:p>
          </table:table-cell>
          <table:table-cell table:number-columns-repeated="2"/>
        </table:table-row>
        <table:table-row table:style-name="ro2">
          <table:table-cell office:value-type="float" office:value="3">
            <text:p>3</text:p>
          </table:table-cell>
          <table:table-cell office:value-type="string">
            <text:p>Dhoover <text:s/></text:p>
          </table:table-cell>
          <table:table-cell table:style-name="Default" office:value-type="string">
            <text:p>dhoover@lewis.net</text:p>
          </table:table-cell>
          <table:table-cell office:value-type="string">
            <text:p>$U*7F0zl!+</text:p>
          </table:table-cell>
          <table:table-cell office:value-type="string">
            <text:p>Daniel</text:p>
          </table:table-cell>
          <table:table-cell office:value-type="string">
            <text:p>Hoover</text:p>
          </table:table-cell>
          <table:table-cell table:number-columns-repeated="2"/>
        </table:table-row>
      </table:table>
      <table:table table:name="Sheet3" table:style-name="ta1" table:print="false">
        <table:table-column table:style-name="co1" table:number-columns-repeated="3"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ce2"/>
        <table:table-column table:style-name="co1" table:default-cell-style-name="Default"/>
        <table:table-row table:style-name="ro4">
          <table:table-cell office:value-type="string">
            <text:p>project id</text:p>
          </table:table-cell>
          <table:table-cell office:value-type="string">
            <text:p>user_id</text:p>
          </table:table-cell>
          <table:table-cell office:value-type="string">
            <text:p>name</text:p>
          </table:table-cell>
          <table:table-cell office:value-type="string">
            <text:p>description</text:p>
          </table:table-cell>
          <table:table-cell office:value-type="string">
            <text:p>picture_path</text:p>
          </table:table-cell>
          <table:table-cell office:value-type="string">
            <text:p>keywords</text:p>
          </table:table-cell>
          <table:table-cell office:value-type="string">
            <text:p>tool_list</text:p>
          </table:table-cell>
          <table:table-cell office:value-type="string">
            <text:p>supply_list</text:p>
          </table:table-cell>
          <table:table-cell table:style-name="Default" office:value-type="string">
            <text:p>directions</text:p>
          </table:table-cell>
          <table:table-cell office:value-type="string">
            <text:p>URL_link</text:p>
          </table:table-cell>
        </table:table-row>
        <table:table-row table:style-name="ro2">
          <table:table-cell table:number-columns-repeated="2" office:value-type="float" office:value="1">
            <text:p>1</text:p>
          </table:table-cell>
          <table:table-cell office:value-type="string">
            <text:p>cowl</text:p>
          </table:table-cell>
          <table:table-cell office:value-type="string">
            <text:p>mobius cowl, seed stitch</text:p>
          </table:table-cell>
          <table:table-cell office:value-type="string">
            <text:p>null</text:p>
          </table:table-cell>
          <table:table-cell office:value-type="string">
            <text:p>cowl|knit</text:p>
          </table:table-cell>
          <table:table-cell office:value-type="string">
            <text:p>Sz 13 9mm Knitting Needles</text:p>
          </table:table-cell>
          <table:table-cell office:value-type="string">
            <text:p>150 yds Super Chunky Yarn</text:p>
          </table:table-cell>
          <table:table-cell table:style-name="Default"/>
          <table:table-cell/>
        </table:table-row>
        <table:table-row table:style-name="ro5">
          <table:table-cell office:value-type="float" office:value="2">
            <text:p>2</text:p>
          </table:table-cell>
          <table:table-cell office:value-type="float" office:value="1">
            <text:p>1</text:p>
          </table:table-cell>
          <table:table-cell office:value-type="string">
            <text:p>sweater</text:p>
          </table:table-cell>
          <table:table-cell office:value-type="string">
            <text:p>cabled fisherman's sweater</text:p>
          </table:table-cell>
          <table:table-cell/>
          <table:table-cell office:value-type="string">
            <text:p>adult|cables|worked flat|mock turtleneck|twisted stitches|knit</text:p>
          </table:table-cell>
          <table:table-cell office:value-type="string">
            <text:p>US 4 (3.5 mm) needle|US 6 (4.0 mm)</text:p>
          </table:table-cell>
          <table:table-cell/>
          <table:table-cell office:value-type="string">
            <text:p>Note: Pattern in original book (published 1990) calls for 12 (15; 25; 27; 29) 50 gram balls of Hayfield Brig Aran Classics yarn. It also calls for one pair each of 3 3/4mm (No. 9/US4), 4mm (No. 8/US5) and 4 1/2mm (No. 7/US6) needles, one set of four 4mm (No. 8/US5) double-pointed needles, and 1 cable needle. </text:p>
          </table:table-cell>
          <table:table-cell table:style-name="ce2" office:value-type="string">
            <text:p><text:a xlink:href="https://www.ravelry.com/patterns/library/fishermans-aran-shirt">https://www.ravelry.com/patterns/library/fishermans-aran-shirt</text:a> </text:p>
          </table:table-cell>
        </table:table-row>
        <table:table-row table:style-name="ro7">
          <table:table-cell office:value-type="float" office:value="3">
            <text:p>3</text:p>
          </table:table-cell>
          <table:table-cell office:value-type="float" office:value="2">
            <text:p>2</text:p>
          </table:table-cell>
          <table:table-cell office:value-type="string">
            <text:p>scarf</text:p>
          </table:table-cell>
          <table:table-cell office:value-type="string">
            <text:p>traditional stockinette</text:p>
          </table:table-cell>
          <table:table-cell office:value-type="string">
            <text:p>null</text:p>
          </table:table-cell>
          <table:table-cell office:value-type="string">
            <text:p>fringe|in-the-round|one peice|reversable|unisex</text:p>
          </table:table-cell>
          <table:table-cell office:value-type="string">
            <text:p>16” Circular US 6|J crochet hook|stitch markers|yarn needle</text:p>
          </table:table-cell>
          <table:table-cell office:value-type="string">
            <text:p>worsted wool, in two colors</text:p>
          </table:table-cell>
          <table:table-cell office:value-type="string">
            <text:p>The scarves are knit in stockinette stitch as tubes. It's not as scary as it sounds - it means each scarf takes twice as much time and yarn to make, but it's also twice as warm, has no 'wrong' side, and doesn't curl the way a single piece of stockinette knitting will. Knitting in the round is very much the same as straight-needle knitting. There are two things you'll need to be careful about: that you pull the cast-on row closed tightly when joining, and that the row isn't twisted around the needle (otherwise you'll have to rip back to the beginning and start over). You'll also want to be sure that you cast on twice the number of stitches as your final width dictates. When finished, the tube is flattened, and each end is closed with fringe. </text:p>
          </table:table-cell>
          <table:table-cell table:style-name="ce2" office:value-type="string">
            <text:p><text:a xlink:href="http://www.the-leaky-cauldron.org/features/crafts/knitting/sspsstylehogwartsscarf">http://www.the-leaky-cauldron.org/features/crafts/knitting/sspsstylehogwartsscarf</text:a> </text:p>
          </table:table-cell>
        </table:table-row>
        <table:table-row table:style-name="ro8">
          <table:table-cell office:value-type="float" office:value="4">
            <text:p>4</text:p>
          </table:table-cell>
          <table:table-cell office:value-type="float" office:value="3">
            <text:p>3</text:p>
          </table:table-cell>
          <table:table-cell office:value-type="string">
            <text:p>hat </text:p>
          </table:table-cell>
          <table:table-cell office:value-type="string">
            <text:p>slouch hat</text:p>
          </table:table-cell>
          <table:table-cell office:value-type="string">
            <text:p>null</text:p>
          </table:table-cell>
          <table:table-cell office:value-type="string">
            <text:p>crochet|slouch|unisex|hat</text:p>
          </table:table-cell>
          <table:table-cell office:value-type="string">
            <text:p>G hook</text:p>
          </table:table-cell>
          <table:table-cell office:value-type="string">
            <text:p>182 yds Aran Wool</text:p>
          </table:table-cell>
          <table:table-cell office:value-type="string">
            <text:p>The Canadian Highland Barn Dance Hat is part of the Ceilidh Collection from Loch Ness Knitting. This collection has been designed using the steps from popular Scottish Highland Ceilidh dances as inspiration.</text:p>
          </table:table-cell>
          <table:table-cell/>
        </table:table-row>
        <table:table-row table:style-name="ro9">
          <table:table-cell office:value-type="float" office:value="5">
            <text:p>5</text:p>
          </table:table-cell>
          <table:table-cell office:value-type="float" office:value="3">
            <text:p>3</text:p>
          </table:table-cell>
          <table:table-cell office:value-type="string">
            <text:p>mittens</text:p>
          </table:table-cell>
          <table:table-cell office:value-type="string">
            <text:p>traditional mittens, long cuff</text:p>
          </table:table-cell>
          <table:table-cell office:value-type="string">
            <text:p>null</text:p>
          </table:table-cell>
          <table:table-cell office:value-type="string">
            <text:p>adult|child|4 needles|traditional|mittens|ribbed|in-the-round|knit</text:p>
          </table:table-cell>
          <table:table-cell table:style-name="ce2" office:value-type="string">
            <text:p>US 4 - 3.5 mm dpns</text:p>
          </table:table-cell>
          <table:table-cell office:value-type="string">
            <text:p>150 yds worsted wool</text:p>
          </table:table-cell>
          <table:table-cell office:value-type="string">
            <text:p>The lively turns and twirls of the dance floor are transformed into cosy cable stitches that give an interesting texture. The sample is shown in a medium size of 18” with plenty of stretch and a generous brim.</text:p>
          </table:table-cell>
          <table:table-cell table:style-name="ce2" office:value-type="string">
            <text:p><text:a xlink:href="http://www.freevintageknitting.com/mittens/615-mittens-pattern.html">http://www.freevintageknitting.com/mittens/615-mitte...</text:a> </text:p>
          </table:table-cell>
        </table:table-row>
        <table:table-row table:style-name="ro9">
          <table: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Lucida Console" svg:font-family="'Lucida Console'"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0">03/10/2020</text:date>, <text:time>10:43: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l Cleveland</meta:initial-creator>
    <meta:creation-date>2020-03-05T16:20:44.18</meta:creation-date>
    <dc:date>2020-03-10T10:43:31.15</dc:date>
    <dc:creator>Jael Cleveland</dc:creator>
    <meta:editing-duration>P2DT19H51M40S</meta:editing-duration>
    <meta:editing-cycles>13</meta:editing-cycles>
    <meta:generator>OpenOffice/4.1.7$Win32 OpenOffice.org_project/417m1$Build-9800</meta:generator>
    <meta:document-statistic meta:table-count="3" meta:cell-count="221" meta:object-count="0"/>
  </office:meta>
</office:document-meta>
</file>